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729in" fo:margin-left="0in" fo:margin-top="0in" fo:margin-bottom="0in" table:align="left" style:writing-mode="lr-tb"/>
    </style:style>
    <style:style style:name="Table1.A" style:family="table-column">
      <style:table-column-properties style:column-width="4.2806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14" style:family="table-row">
      <style:table-row-properties style:min-row-height="0.1701in" fo:keep-together="auto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0.6986in"/>
    </style:style>
    <style:style style:name="Table2.B" style:family="table-column">
      <style:table-column-properties style:column-width="5.7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fo:keep-together="always"/>
    </style:style>
    <style:style style:name="Table2.8" style:family="table-row">
      <style:table-row-properties style:min-row-height="0.1667in" fo:keep-together="always"/>
    </style:style>
    <style:style style:name="P1" style:family="paragraph" style:parent-style-name="Standard">
      <style:paragraph-properties fo:line-height="100%"/>
      <style:text-properties fo:font-weight="bold" style:font-weight-asian="bold"/>
    </style:style>
    <style:style style:name="P2" style:family="paragraph" style:parent-style-name="Standard">
      <loext:graphic-properties draw:fill="solid" draw:fill-color="#ffffff"/>
      <style:paragraph-properties fo:background-color="#ffffff">
        <style:tab-stops>
          <style:tab-stop style:position="1.8752in"/>
        </style:tab-stops>
      </style:paragraph-properties>
    </style:style>
    <style:style style:name="P3" style:family="paragraph" style:parent-style-name="Standard" style:master-page-name="Standard">
      <loext:graphic-properties draw:fill="solid" draw:fill-color="#ffffff"/>
      <style:paragraph-properties fo:margin-left="0.1972in" fo:margin-right="0in" fo:margin-top="0.1846in" fo:margin-bottom="0in" loext:contextual-spacing="false" fo:line-height="117%" fo:text-align="center" style:justify-single-word="false" fo:text-indent="0in" style:auto-text-indent="false" style:page-number="1" fo:background-color="#ffffff"/>
    </style:style>
    <style:style style:name="P4" style:family="paragraph" style:parent-style-name="Standard">
      <style:paragraph-properties fo:margin-top="0.3335in" fo:margin-bottom="0.0835in" loext:contextual-spacing="false" fo:line-height="100%" fo:keep-with-next="auto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Heading_20_3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5" style:family="text">
      <style:text-properties fo:font-weight="normal" style:font-weight-asian="normal"/>
    </style:style>
    <style:style style:name="T6" style:family="text">
      <style:text-properties fo:color="#0000ff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Программа курса</text:span></text:p>
      <text:h text:style-name="P8" text:outline-level="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Standard">Название</text:p>
          </table:table-cell>
          <table:table-cell table:style-name="Table1.A1" office:value-type="string">
            <text:p text:style-name="P4">Архитектура и язык ассемблера RISC-V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Авторы</text:p>
          </table:table-cell>
          <table:table-cell table:style-name="Table1.A1" office:value-type="string">
            <text:p text:style-name="Standard">Курячий Г. В.</text:p>
          </table:table-cell>
        </table:table-row>
        <table:table-row table:style-name="Table1.1">
          <table:table-cell table:style-name="Table1.A1" office:value-type="string">
            <text:p text:style-name="Standard">Краткая аннотация</text:p>
          </table:table-cell>
          <table:table-cell table:style-name="Table1.A1" office:value-type="string">
            <text:p text:style-name="Standard">Курс лекций и практические задания по теме «Архитектура и язык ассемблера RISC-V» на базе эмулятора RARS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Более подробное описание</text:p>
          </table:table-cell>
          <table:table-cell table:style-name="Table1.A1" office:value-type="string">
            <text:p text:style-name="Standard">Архитектура процессоров RISC-V — пожалуй, наиболее стройная и понятная из всех актуальных архитектур вычислительных систем. В курсе прослеживается связь между конкретной организацией процессора и общими принципами построения вычислительных систем. Планируется решение задач на языке ассемблера с последующей проверкой в системе EJudge. В учебном процессе используются эмулятор, среда разработки и визуализатор выполнения кода RISC-V. </text:p>
          </table:table-cell>
        </table:table-row>
        <table:table-row table:style-name="Table1.1">
          <table:table-cell table:style-name="Table1.A1" office:value-type="string">
            <text:p text:style-name="Standard">Цель курса</text:p>
          </table:table-cell>
          <table:table-cell table:style-name="Table1.A1" office:value-type="string">
            <text:p text:style-name="Standard">Формирование базовых знаний об архитектуре ЭВМ, представления об jcyjsys[ особенностях RISC-V, а также первичных навыков программированиея на язуке ассемблера RISC-V</text:p>
          </table:table-cell>
        </table:table-row>
        <table:table-row table:style-name="Table1.1">
          <table:table-cell table:style-name="Table1.A1" office:value-type="string">
            <text:p text:style-name="Standard">Образовательное направление</text:p>
          </table:table-cell>
          <table:table-cell table:style-name="Table1.A1" office:value-type="string">
            <text:p text:style-name="Standard">Прикладная математика и информатика</text:p>
          </table:table-cell>
        </table:table-row>
        <table:table-row table:style-name="Table1.1">
          <table:table-cell table:style-name="Table1.A1" office:value-type="string">
            <text:p text:style-name="Standard">Рекомендуется студентам (для кого предназначен)</text:p>
          </table:table-cell>
          <table:table-cell table:style-name="Table1.A1" office:value-type="string">
            <text:p text:style-name="Standard">Студентам технических и академических вузов по программам ИТ</text:p>
          </table:table-cell>
        </table:table-row>
        <table:table-row table:style-name="Table1.1">
          <table:table-cell table:style-name="Table1.A1" office:value-type="string">
            <text:p text:style-name="Standard">Длительность</text:p>
          </table:table-cell>
          <table:table-cell table:style-name="Table1.A1" office:value-type="string">
            <text:p text:style-name="Standard">26 часов</text:p>
          </table:table-cell>
        </table:table-row>
        <table:table-row table:style-name="Table1.1">
          <table:table-cell table:style-name="Table1.A1" office:value-type="string">
            <text:p text:style-name="Standard">Объем лекций (часов)</text:p>
          </table:table-cell>
          <table:table-cell table:style-name="Table1.A1" office:value-type="string">
            <text:p text:style-name="Standard">26 часов</text:p>
          </table:table-cell>
        </table:table-row>
        <table:table-row table:style-name="Table1.1">
          <table:table-cell table:style-name="Table1.A1" office:value-type="string">
            <text:p text:style-name="Standard">Объем семинаров (часов)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Практикумы (часов)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Лабораторные работы (часов)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Тесты (наличие)</text:p>
          </table:table-cell>
          <table:table-cell table:style-name="Table1.A1" office:value-type="string">
            <text:p text:style-name="Standard">да</text:p>
          </table:table-cell>
        </table:table-row>
        <table:table-row table:style-name="Table1.14">
          <table:table-cell table:style-name="Table1.A1" office:value-type="string">
            <text:p text:style-name="Standard">Итоговый экзамен (наличие)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Предварительные знания</text:p>
          </table:table-cell>
          <table:table-cell table:style-name="Table1.A1" office:value-type="string">
            <text:p text:style-name="Standard">дискретная математика в объёме вводных семестров бакалавриата профильных специальностей</text:p>
          </table:table-cell>
        </table:table-row>
        <table:table-row table:style-name="Table1.1">
          <table:table-cell table:style-name="Table1.A1" office:value-type="string">
            <text:p text:style-name="Standard">Планируемые результаты обучения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Содержание учебной дисциплины, примерный план</text:p>
          </table:table-cell>
          <table:table-cell table:style-name="Table1.A1" office:value-type="string">
            <text:list xml:id="list1659387737" text:style-name="WWNum1">
              <text:list-item>
                <text:p text:style-name="P5"><text:span text:style-name="T2">таблица ниже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Элементы текущего контроля и итогового тестирования</text:p>
          </table:table-cell>
          <table:table-cell table:style-name="Table1.A1" office:value-type="string">
            <text:p text:style-name="Standard">Домашние задания</text:p>
          </table:table-cell>
        </table:table-row>
        <table:table-row table:style-name="Table1.1">
          <table:table-cell table:style-name="Table1.A1" office:value-type="string">
            <text:p text:style-name="Standard">Список литературы (основная, дополнительная)</text:p>
          </table:table-cell>
          <table:table-cell table:style-name="Table1.A1" office:value-type="string">
            <text:p text:style-name="Standard">Харрис Д., Харрис С. Цифровая схемотехника и архитектура компьютера: RISC-V</text:p>
          </table:table-cell>
        </table:table-row>
        <table:table-row table:style-name="Table1.1">
          <table:table-cell table:style-name="Table1.A1" office:value-type="string">
            <text:p text:style-name="Standard">Использованы материалы, распространяемые под лицензией</text:p>
          </table:table-cell>
          <table:table-cell table:style-name="Table1.A1" office:value-type="string">
            <text:p text:style-name="Standard"><text:a xlink:type="simple" xlink:href="https://uneex.org/LecturesCMC/ArchitectureAssembler2024" text:style-name="ListLabel_20_10" text:visited-style-name="ListLabel_20_10"><text:span text:style-name="T3">https://uneex.org/LecturesCMC/ArchitectureAssembler2024</text:span></text:a> (<text:a xlink:type="simple" xlink:href="https://creativecommons.org/licenses/by-sa/4.0/deed.ru" text:style-name="ListLabel_20_10" text:visited-style-name="ListLabel_20_10"><text:span text:style-name="T3">CC BY-SA 4.0</text:span></text:a>)<text:line-break/><text:a xlink:type="simple" xlink:href="https://github.com/TheThirdOne/rars" text:style-name="ListLabel_20_10" text:visited-style-name="ListLabel_20_10"><text:span text:style-name="T3">RARS</text:span></text:a> (<text:a xlink:type="simple" xlink:href="http://www.opensource.org/licenses/mit-license.html" text:style-name="ListLabel_20_10" text:visited-style-name="ListLabel_20_10"><text:span text:style-name="T3">MIT</text:span></text:a>)</text:p>
          </table:table-cell>
        </table:table-row>
      </table:table>
      <text:h text:style-name="Heading_20_3" text:outline-level="3"><text:span text:style-name="T4">Содержание учебной дисциплины, примерный план</text:span></text:h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h text:style-name="Heading_20_2" text:outline-level="2"><text:span text:style-name="T5">Номер</text:span></text:h>
          </table:table-cell>
          <table:table-cell table:style-name="Table2.A1" office:value-type="string">
            <text:p text:style-name="Standard">Тема, информация</text:p>
          </table:table-cell>
        </table:table-row>
        <table:table-row table:style-name="Table2.2">
          <table:table-cell table:style-name="Table2.A1" table:number-rows-spanned="2" office:value-type="string">
            <text:p text:style-name="Standard">1</text:p>
          </table:table-cell>
          <table:table-cell table:style-name="Table2.A1" office:value-type="string">
            <text:p text:style-name="Standard">Лекция 1. Принципы развития архитектур ЭВМ; система команд RISC-V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Standard">Современные и не очень архитектуры. Место RISC-V в современных архитектурах. Общая структура системы команд RISC-V. Организация системы команд RISC-V.</text:p>
          </table:table-cell>
        </table:table-row>
        <table:table-row table:style-name="Table2.2">
          <table:table-cell table:style-name="Table2.A1" table:number-rows-spanned="2" office:value-type="string">
            <text:p text:style-name="Standard">2</text:p>
          </table:table-cell>
          <table:table-cell table:style-name="Table2.A1" office:value-type="string">
            <text:p text:style-name="Standard">Лекция 2. Регистры и модель памяти; виды адресации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Standard">Конвенции. Регистры. Плоская модель памяти RARS. Директивы размещения данных в памяти. Адресация в секции кода.</text:p>
          </table:table-cell>
        </table:table-row>
        <table:table-row table:style-name="Table2.2">
          <table:table-cell table:style-name="Table2.A1" table:number-rows-spanned="2" office:value-type="string">
            <text:p text:style-name="Standard">3</text:p>
          </table:table-cell>
          <table:table-cell table:style-name="Table2.A1" office:value-type="string">
            <text:p text:style-name="Standard">Лекция 3. Стек, подпрограммы и конвенции относительно использования регистров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Standard">Задача повторного использования исходного кода. Подпрограммы. Необходимость конвенций для подпрограмм. Простая конвенция для концевых подпрограмм. Универсальные подпрограммы. Простая конвенция для универсальных подпрограмм.</text:p>
          </table:table-cell>
        </table:table-row>
        <table:table-row table:style-name="Table2.8">
          <table:table-cell table:style-name="Table2.A1" table:number-rows-spanned="2" office:value-type="string">
            <text:p text:style-name="P6">4</text:p>
          </table:table-cell>
          <table:table-cell table:style-name="Table2.A1" office:value-type="string">
            <text:p text:style-name="Standard">Лекция 4. Математический сопроцессор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Вещественные числа и их запись. Хранение вещественных чисел в памяти по IEEE 754. Сопроцессоры. FPU RISC-V. Инструкции FPU-сопроцессора. Условные операторы и fcsr.</text:p>
          </table:table-cell>
        </table:table-row>
        <table:table-row table:style-name="Table2.8">
          <table:table-cell table:style-name="Table2.A1" table:number-rows-spanned="2" office:value-type="string">
            <text:p text:style-name="P6">5</text:p>
          </table:table-cell>
          <table:table-cell table:style-name="Table2.A1" office:value-type="string">
            <text:p text:style-name="Standard">Лекция 5. Практика программирования на языке ассемблера в RARS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Многофайловая сборка. Позиционно-независимый код. Макроподстановка и макрокоманды. Свойства макроассемблера RARS. Чего нет в RARS.</text:p>
          </table:table-cell>
        </table:table-row>
        <table:table-row table:style-name="Table2.8">
          <table:table-cell table:style-name="Table2.A1" table:number-rows-spanned="2" office:value-type="string">
            <text:p text:style-name="P6">6</text:p>
          </table:table-cell>
          <table:table-cell table:style-name="Table2.A1" office:value-type="string">
            <text:p text:style-name="Standard">Лекция 6. Кадр вызова функции и системные вызовы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Зачем нужен кадр. Пример конвенции с использованием кадра. Подпрограмма с использованием кадра. Промышленные конвенции.</text:p>
          </table:table-cell>
        </table:table-row>
        <table:table-row table:style-name="Table2.8">
          <table:table-cell table:style-name="Table2.A1" table:number-rows-spanned="2" office:value-type="string">
            <text:p text:style-name="P6">7</text:p>
          </table:table-cell>
          <table:table-cell table:style-name="Table2.A1" office:value-type="string">
            <text:p text:style-name="Standard">Лекция 7. Исключительные ситуации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Характеристики ловушек. Режимы работы CPU или Башня косвенности. Блок счётчиков и регистров управления CSR. Обработка исключений в RARS. Связь с внешним окружением. Вектор прерываний.</text:p>
          </table:table-cell>
        </table:table-row>
        <table:table-row table:style-name="Table2.8">
          <table:table-cell table:style-name="Table2.A1" table:number-rows-spanned="2" office:value-type="string">
            <text:p text:style-name="P6">8</text:p>
          </table:table-cell>
          <table:table-cell table:style-name="Table2.A1" office:value-type="string">
            <text:p text:style-name="Standard">Лекция 8. Ввод/вывод: поллинг и MMIO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Внешние устройства. Аппаратные задачи MMIO. Отличие механизма MMIO от CSR. MMIO и абсолютная адресация. Взаимодейстие на основе опроса. Цифровой блок RARS. Графический дисплей.</text:p>
          </table:table-cell>
        </table:table-row>
        <table:table-row table:style-name="Table2.8">
          <table:table-cell table:style-name="Table2.A1" table:number-rows-spanned="2" office:value-type="string">
            <text:p text:style-name="P6">9</text:p>
          </table:table-cell>
          <table:table-cell table:style-name="Table2.A1" office:value-type="string">
            <text:p text:style-name="Standard">Лекция 9. Прерывание по таймеру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Виртуальное время. Роль устройств времени. Особенности RISC-V. Таймер RARS. Счётчик инструкций в Digital Lab. Отложенные прерывания (введение).</text:p>
          </table:table-cell>
        </table:table-row>
        <table:table-row table:style-name="Table2.8">
          <table:table-cell table:style-name="Table2.A1" table:number-rows-spanned="2" office:value-type="string">
            <text:p text:style-name="P6">10</text:p>
          </table:table-cell>
          <table:table-cell table:style-name="Table2.A1" office:value-type="string">
            <text:p text:style-name="Standard">Лекция 10. Прерывания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Общие сведения. Специфика RISC-V. Прерывания в RISC-V. Отложенные прерывания. Алгоритм обработки — упрощенно. Обработчик прерываний RARS. Пример: консоль RARS. Работа посредством поллинга.</text:p>
          </table:table-cell>
        </table:table-row>
        <table:table-row table:style-name="Table2.8">
          <table:table-cell table:style-name="Table2.A1" table:number-rows-spanned="2" office:value-type="string">
            <text:p text:style-name="P7">11</text:p>
          </table:table-cell>
          <table:table-cell table:style-name="Table2.A1" office:value-type="string">
            <text:p text:style-name="Standard">Лекция 11. Увеличение быстродействия путём усложнения; кеш и предсказание перехода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Прямой доступ к памяти. Кеш. Методика заполнения и очистки кеша. Кеш прямого отображения. Ассоциативный кеш. Множественно-ассоциативный кеш. Кеш на запись. Предсказание перехода.</text:p>
          </table:table-cell>
        </table:table-row>
        <table:table-row table:style-name="Table2.8">
          <table:table-cell table:style-name="Table2.A1" table:number-rows-spanned="2" office:value-type="string">
            <text:p text:style-name="P7">12</text:p>
          </table:table-cell>
          <table:table-cell table:style-name="Table2.A1" office:value-type="string">
            <text:p text:style-name="Standard">Лекция 12. Повышение производительности процессора: конвейер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Микропрограммная реализация инструкций. Цикл выполнения инструкции. Микропрограммный цикл RISC-V. Конвейер. Другие способы повышения быстродействия.</text:p>
          </table:table-cell>
        </table:table-row>
        <table:table-row table:style-name="Table2.8">
          <table:table-cell table:style-name="Table2.A1" table:number-rows-spanned="2" office:value-type="string">
            <text:p text:style-name="P7">13</text:p>
          </table:table-cell>
          <table:table-cell table:style-name="Table2.A1" office:value-type="string">
            <text:p text:style-name="Standard">Лекция 13. Поддержка многозадачности, многоядерности и виртуализация (обзорная лекция)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Standard">Общая задача масштабирования. Вытесняющая многозадачность. Дублирование вычислительных устройств. Виртуализация.</text:p>
          </table:table-cell>
        </table:table-row>
      </table:table>
      <text:p text:style-name="P2"/>
      <text:p text:style-name="P2">Данный учебный курс использует материалы <text:a xlink:type="simple" xlink:href="https://uneex.org" text:style-name="ListLabel_20_10" text:visited-style-name="ListLabel_20_10"><text:span text:style-name="T3">https://uneex.org</text:span></text:a> , распространяемые под лицензией <text:a xlink:type="simple" xlink:href="https://creativecommons.org/licenses/by/4.0/deed.ru" text:style-name="ListLabel_20_11" text:visited-style-name="ListLabel_20_11"><text:span text:style-name="T6">CC BY 4.0</text:span></text:a></text:p>
      <text:p text:style-name="P2"/>
      <text:p text:style-name="P2">Разработка данных учебных материалов выполнена Курячим Г. В. <text:s/>в рамках конкурса грантов <text:a xlink:type="simple" xlink:href="https://riscv-alliance.ru/" text:style-name="ListLabel_20_11" text:visited-style-name="ListLabel_20_11"><text:span text:style-name="T6">Альянса RISC-V</text:span></text:a> и допускается к использованию под лицензией <text:a xlink:type="simple" xlink:href="https://creativecommons.org/licenses/by/4.0/deed.ru" text:style-name="ListLabel_20_11" text:visited-style-name="ListLabel_20_11"><text:span text:style-name="T6">CC BY 4.0</text:span></text:a>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1T17:27:00</meta:creation-date>
    <meta:initial-creator>Anatoli Shkred</meta:initial-creator>
    <meta:document-statistic meta:table-count="2" meta:image-count="0" meta:object-count="0" meta:page-count="3" meta:paragraph-count="80" meta:word-count="586" meta:character-count="4731" meta:non-whitespace-character-count="4222"/>
    <meta:generator>LibreOfficeDev/6.0.5.2$Linux_X86_64 LibreOffice_project/</meta:generator>
  </office:meta>
</office:document-meta>
</file>